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04cm"/>
    </style:style>
    <style:style style:name="co2" style:family="table-column">
      <style:table-column-properties fo:break-before="auto" style:column-width="7.288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35cm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ackground-color="#83caff" style:text-align-source="fix" style:repeat-content="false" fo:wrap-option="wrap" fo:border="0.035cm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83caff" style:text-align-source="fix" style:repeat-content="false" fo:border="0.035cm solid #000000" fo:padding-bottom="0.049cm" fo:padding-left="0.035cm" fo:padding-right="0.035cm" fo:padding-top="0.049cm"/>
      <style:paragraph-properties fo:text-align="center" fo:margin-left="0cm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11"/>
    <style:style style:name="ce7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5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2" office:value-type="string">
            <text:p>comments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16x16</text:p>
          </table:table-cell>
          <table:table-cell table:style-name="ce4" office:value-type="string">
            <text:p>22x22</text:p>
          </table:table-cell>
          <table:table-cell table:style-name="ce4" office:value-type="string">
            <text:p>32x32</text:p>
          </table:table-cell>
          <table:table-cell table:style-name="ce4" office:value-type="string">
            <text:p>48x48</text:p>
          </table:table-cell>
          <table:table-cell table:style-name="ce4" office:value-type="string">
            <text:p>locatio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todo</text:p>
          </table:table-cell>
          <table:table-cell table:style-name="ce4" office:value-type="string">
            <text:p>done</text:p>
          </table:table-cell>
          <table:table-cell table:style-name="ce7" table:number-columns-repeated="1013"/>
        </table:table-row>
        <table:table-row table:style-name="ro2">
          <table:table-cell office:value-type="string">
            <text:p>Adicionar Bolinha</text:p>
          </table:table-cell>
          <table:table-cell office:value-type="string">
            <text:p>Rocks-add-ball</text:p>
          </table:table-cell>
          <table:table-cell table:number-columns-repeated="5"/>
          <table:table-cell office:value-type="string">
            <text:p>/actions</text:p>
          </table:table-cell>
          <table:table-cell table:formula="of:=[.J2]+[.K2]" office:value-type="float" office:value="88">
            <text:p>88</text:p>
          </table:table-cell>
          <table:table-cell table:formula="of:=COUNTBLANK([.D2:.G23])" office:value-type="float" office:value="64">
            <text:p>64</text:p>
          </table:table-cell>
          <table:table-cell table:formula="of:=COUNTA([.D2:.G23])" office:value-type="float" office:value="24">
            <text:p>24</text:p>
          </table:table-cell>
          <table:table-cell table:number-columns-repeated="1013"/>
        </table:table-row>
        <table:table-row table:style-name="ro2">
          <table:table-cell office:value-type="string">
            <text:p>Adicionar Linha</text:p>
          </table:table-cell>
          <table:table-cell office:value-type="string">
            <text:p>Rocks-add-line</text:p>
          </table:table-cell>
          <table:table-cell table:number-columns-repeated="5"/>
          <table:table-cell office:value-type="string">
            <text:p>/actions</text:p>
          </table:table-cell>
          <table:table-cell table:style-name="ce6" table:formula="of:=[.K2]/[.I2]" office:value-type="percentage" office:value="0.272727272727273">
            <text:p>27,27%</text:p>
          </table:table-cell>
          <table:table-cell table:number-columns-repeated="1015"/>
        </table:table-row>
        <table:table-row table:style-name="ro2">
          <table:table-cell office:value-type="string">
            <text:p>Selecionar ( quadrado )</text:p>
          </table:table-cell>
          <table:table-cell office:value-type="string">
            <text:p>Rocks-edit-select-square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Remover </text:p>
          </table:table-cell>
          <table:table-cell office:value-type="string">
            <text:p>Edit-delete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Mover</text:p>
          </table:table-cell>
          <table:table-cell office:value-type="string">
            <text:p>Transform-move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linhar ao Topo</text:p>
          </table:table-cell>
          <table:table-cell office:value-type="string">
            <text:p>align-vertical-top</text:p>
          </table:table-cell>
          <table:table-cell office:value-type="string">
            <text:p>done</text:p>
          </table:table-cell>
          <table:table-cell table:number-columns-repeated="4" office:value-type="string">
            <text:p>x</text:p>
          </table:table-cell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linhar a Base</text:p>
          </table:table-cell>
          <table:table-cell office:value-type="string">
            <text:p>Align-vertical-bottom</text:p>
          </table:table-cell>
          <table:table-cell office:value-type="string">
            <text:p>done</text:p>
          </table:table-cell>
          <table:table-cell table:number-columns-repeated="4" office:value-type="string">
            <text:p>x</text:p>
          </table:table-cell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linhar horizontalmente no centro</text:p>
          </table:table-cell>
          <table:table-cell office:value-type="string">
            <text:p>Align-vertical-center</text:p>
          </table:table-cell>
          <table:table-cell office:value-type="string">
            <text:p>done</text:p>
          </table:table-cell>
          <table:table-cell table:number-columns-repeated="4" office:value-type="string">
            <text:p>x</text:p>
          </table:table-cell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linhar Esquerda</text:p>
          </table:table-cell>
          <table:table-cell office:value-type="string">
            <text:p>align-horizontal-left</text:p>
          </table:table-cell>
          <table:table-cell office:value-type="string">
            <text:p>done</text:p>
          </table:table-cell>
          <table:table-cell table:number-columns-repeated="4" office:value-type="string">
            <text:p>x</text:p>
          </table:table-cell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linhar Direita</text:p>
          </table:table-cell>
          <table:table-cell office:value-type="string">
            <text:p>Align-horizontal-right</text:p>
          </table:table-cell>
          <table:table-cell office:value-type="string">
            <text:p>done</text:p>
          </table:table-cell>
          <table:table-cell table:number-columns-repeated="4" office:value-type="string">
            <text:p>x</text:p>
          </table:table-cell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linhar verticalmente no centro</text:p>
          </table:table-cell>
          <table:table-cell office:value-type="string">
            <text:p>Align-horizontal-center</text:p>
          </table:table-cell>
          <table:table-cell office:value-type="string">
            <text:p>done</text:p>
          </table:table-cell>
          <table:table-cell table:number-columns-repeated="4" office:value-type="string">
            <text:p>x</text:p>
          </table:table-cell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Propriedades de grafo:</text:p>
          </table:table-cell>
          <table:table-cell office:value-type="string">
            <text:p>Rocks-fork-configure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dicionar Grafo</text:p>
          </table:table-cell>
          <table:table-cell office:value-type="string">
            <text:p>Rocks-add-fork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Remover Grafo</text:p>
          </table:table-cell>
          <table:table-cell office:value-type="string">
            <text:p>Rocks-remove-fork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plicar cor a todas as bolinhas</text:p>
          </table:table-cell>
          <table:table-cell office:value-type="string">
            <text:p>Rocks-edit-color-ball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plicar cor a todas as linhas</text:p>
          </table:table-cell>
          <table:table-cell office:value-type="string">
            <text:p>Rocks-edit-color-line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tivar / desativar grafo orientado</text:p>
          </table:table-cell>
          <table:table-cell office:value-type="string">
            <text:p>Rocks-toggle-oriented-fork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tivar / desativar grafo em automato</text:p>
          </table:table-cell>
          <table:table-cell office:value-type="string">
            <text:p>Rocks-toggle-automatic-fork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tivar / desativar exibir nomes das bolinhas</text:p>
          </table:table-cell>
          <table:table-cell office:value-type="string">
            <text:p>Rocks-toggle-name-ball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tivar / desativar exibir valores das bolinhas</text:p>
          </table:table-cell>
          <table:table-cell office:value-type="string">
            <text:p>Rocks-toggle-value-ball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tivar / desativar exibir nomes das linhas</text:p>
          </table:table-cell>
          <table:table-cell office:value-type="string">
            <text:p>Rocks-toggle-name-line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office:value-type="string">
            <text:p>ativar / desativar exibir valores das linhas</text:p>
          </table:table-cell>
          <table:table-cell office:value-type="string">
            <text:p>Rocks-toggle-value-line</text:p>
          </table:table-cell>
          <table:table-cell table:number-columns-repeated="5"/>
          <table:table-cell office:value-type="string">
            <text:p>/action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 table:number-rows-repeated="16">
          <table:table-cell/>
          <table:table-cell table:style-name="Default"/>
          <table:table-cell table:number-columns-repeated="1022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 table:number-rows-repeated="65535">
          <table:table-cell/>
        </table:table-row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 table:number-rows-repeated="6553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0">10-09-2009</text:date>, <text:time>01:2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2T11:24:23</meta:creation-date>
    <dc:date>2009-09-10T01:25:18</dc:date>
    <meta:editing-duration>PT00H37M55S</meta:editing-duration>
    <meta:editing-cycles>10</meta:editing-cycles>
    <meta:generator>OpenOffice.org/3.0$Linux OpenOffice.org_project/300m15$Build-9379</meta:generator>
    <dc:creator>nuno pinheiro</dc:creator>
    <meta:document-statistic meta:table-count="3" meta:cell-count="111" meta:object-count="0"/>
  </office:meta>
</office:document-meta>
</file>